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83a0" officeooo:paragraph-rsid="001283a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3pt" officeooo:rsid="001283a0" officeooo:paragraph-rsid="001283a0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83a0" officeooo:paragraph-rsid="001283a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1283a0" officeooo:paragraph-rsid="001283a0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1283a0" officeooo:paragraph-rsid="001328c4" style:font-size-asian="10.5pt" style:font-size-complex="10.5pt"/>
    </style:style>
    <style:style style:name="T1" style:family="text">
      <style:text-properties officeooo:rsid="00132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S</text:p>
      <text:p text:style-name="P2"/>
      <text:p text:style-name="P2">INFORME DE VENTAS</text:p>
      <text:p text:style-name="P2"/>
      <text:p text:style-name="P4">La elaboración del informe de ventas se realizará a partir de una plantilla donde los campos mínimos necesarios serán los siguientes.</text:p>
      <text:p text:style-name="P4"/>
      <text:p text:style-name="P4">Cliente: es necesario identificar a quién se le va a vender el producto.</text:p>
      <text:p text:style-name="P4">Producto: es neces<text:span text:style-name="T1">a</text:span>rio indicar qué producto se va a vender.</text:p>
      <text:p text:style-name="P4">Fecha: dato mínimo para la clasificación e identificación del informe en el tiempo.</text:p>
      <text:p text:style-name="P4">Importe: cantidad estipulada por la que se hace la venta.</text:p>
      <text:p text:style-name="P4">Año: identifica el año en el que se realizó la venta.</text:p>
      <text:p text:style-name="P4">Semestre 1: identifica la mitad del año en la que se realizó la venta (puede ser sólo esta mitad, pero <text:tab/><text:tab/>también la otra).</text:p>
      <text:p text:style-name="P4">Semestre 2: identifica la mitad del año en la que se realizó la venta(puede ser sólo esta mitad, pero <text:tab/><text:tab/>también la otra).</text:p>
      <text:p text:style-name="P4">Total: importe obtenido tras la venta ese año.</text:p>
      <text:p text:style-name="P4"/>
      <text:p text:style-name="P4">Los datos de cliente, producto, importe, año de la venta y semestres en los que se ha vendido se obtendrán de una base de datos donde estarán registrados y almecenados. La fecha se generará en el momento de la petición del informe así como el importe total de la venta.</text:p>
      <text:p text:style-name="P2"/>
      <text:p text:style-name="P2">INFORME DE STOCK</text:p>
      <text:p text:style-name="P2"/>
      <text:p text:style-name="P4">La elaboración del informe de stock se realizará a partir de una plantilla donde los campos mínimos necesarios serán los siguientes.</text:p>
      <text:p text:style-name="P4"/>
      <text:p text:style-name="P5">Fecha: dato mínimo para la clasificación e identificación del informe en el tiempo.</text:p>
      <text:p text:style-name="P5">Producto: es neces<text:span text:style-name="T1">a</text:span>rio indicar <text:span text:style-name="T1">de </text:span>qué producto se <text:span text:style-name="T1">imprime el informe.</text:span></text:p>
      <text:p text:style-name="P4">Unidad: <text:span text:style-name="T1">es necesario conocer cuál es la unidad de medida del producto (artículos unitarios, cajas, litros, kilos, etc)</text:span></text:p>
      <text:p text:style-name="P4">Cantidad disponible: <text:span text:style-name="T1">número de unidades disponibles (teniendo en cuenta la unidad de medida estipulada en el <text:tab/>campo anterior).</text:span></text:p>
      <text:p text:style-name="P5">Precio: <text:span text:style-name="T1">importe del producto.</text:span></text:p>
      <text:p text:style-name="P4">Ubicación: <text:span text:style-name="T1">es necasario indicar la localización del producto para poder situarlo.</text:span></text:p>
      <text:p text:style-name="P4">Descripción: <text:span text:style-name="T1">breve descripción del producto, que aclare las dudas sobre de qué se trata sin necesidad de conocer el <text:tab/>id del producto.</text:span></text:p>
      <text:p text:style-name="P4"/>
      <text:p text:style-name="P4">Los datos del producto, unidad, precio, cantidad disponible, ubicación y descrpción se obtendrán de una base de datos donde estarán registrados y almecenados. La fecha se generará en el momento de la petición del informe.</text:p>
      <text:p text:style-name="P3"/>
      <text:p text:style-name="P3">INFORME DE COMPRAS</text:p>
      <text:p text:style-name="P3"/>
      <text:p text:style-name="P4">La elaboración del informe de compras se realizará a partir de una plantilla donde los campos mínimos necesarios serán los siguientes.</text:p>
      <text:p text:style-name="P4"/>
      <text:p text:style-name="P5"><text:span text:style-name="T1">Proveedor</text:span>: es necesario identificar a quién se le va a <text:span text:style-name="T1">comprar</text:span> el producto.</text:p>
      <text:p text:style-name="P5">Producto: es neces<text:span text:style-name="T1">a</text:span>rio indicar qué producto se va a <text:span text:style-name="T1">comprar</text:span>.</text:p>
      <text:p text:style-name="P5">Fecha: dato mínimo para la clasificación e identificación del informe en el tiempo.</text:p>
      <text:p text:style-name="P5">Importe: cantidad estipulada por la que se hace la <text:span text:style-name="T1">compra</text:span>.</text:p>
      <text:p text:style-name="P5">Año: identifica el año en el que se realizó la <text:span text:style-name="T1">compra</text:span>.</text:p>
      <text:p text:style-name="P5">Semestre 1: identifica la mitad del año en la que se realizó la <text:span text:style-name="T1">compra</text:span> (puede ser sólo esta mitad, pero <text:tab/><text:tab/>también la otra).</text:p>
      <text:p text:style-name="P5">Semestre 2: identifica la mitad del año en la que se realizó la <text:span text:style-name="T1">compra </text:span>(puede ser sólo esta mitad, pero <text:tab/><text:tab/>también la otra).</text:p>
      <text:p text:style-name="P5">Total: importe <text:span text:style-name="T1">gastado en</text:span> la <text:span text:style-name="T1">compra</text:span> ese año.</text:p>
      <text:p text:style-name="P4"/>
      <text:p text:style-name="P4"><text:soft-page-break/>Los datos del proveedor, producto, importe, año de la compra y semestres en los que se ha comprado se obtendrán de una base de datos donde estarán registrados y almecenados. La fecha se generará en el momento de la petición del informe así como el importe total de la comp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9:24:44.127000000</meta:creation-date>
    <dc:date>2022-01-27T19:53:57.300000000</dc:date>
    <meta:editing-duration>PT8M3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3" meta:word-count="526" meta:character-count="3095" meta:non-whitespace-character-count="2592"/>
  </office:meta>
</office:document-meta>
</file>